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office:value-type="float" office:value="5413" calcext:value-type="float">
            <text:p>5413</text:p>
          </table:table-cell>
          <table:table-cell office:value-type="float" office:value="4070" calcext:value-type="float">
            <text:p>407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formula="of:=[.C2]-[.F3]-[.G3]" office:value-type="float" office:value="4062" calcext:value-type="float">
            <text:p>4062</text:p>
          </table:table-cell>
          <table:table-cell table:formula="of:=[.D2]-[.H3]-[.I3]" office:value-type="float" office:value="2596" calcext:value-type="float">
            <text:p>259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321" calcext:value-type="float">
            <text:p>321</text:p>
          </table:table-cell>
          <table:table-cell office:value-type="float" office:value="940" calcext:value-type="float">
            <text:p>940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Proportional coords inside BB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 left</text:p>
          </table:table-cell>
          <table:table-cell office:value-type="string" calcext:value-type="string">
            <text:p>from to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Surname</text:p>
          </table:table-cell>
          <table:table-cell table:formula="of:=[.F7]/[.$C$3]" office:value-type="float" office:value="0.34465780403742" calcext:value-type="float">
            <text:p>0.34465780403742</text:p>
          </table:table-cell>
          <table:table-cell table:formula="of:=[.H7]/[.$D$3]" office:value-type="float" office:value="0.308166409861325" calcext:value-type="float">
            <text:p>0.308166409861325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condSurname</text:p>
          </table:table-cell>
          <table:table-cell table:formula="of:=[.F8]/[.$C$3]" office:value-type="float" office:value="0.34465780403742" calcext:value-type="float">
            <text:p>0.34465780403742</text:p>
          </table:table-cell>
          <table:table-cell table:formula="of:=[.H8]/[.$D$3]" office:value-type="float" office:value="0.352465331278891" calcext:value-type="float">
            <text:p>0.352465331278891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formula="of:=[.F9]/[.$C$3]" office:value-type="float" office:value="0.34465780403742" calcext:value-type="float">
            <text:p>0.34465780403742</text:p>
          </table:table-cell>
          <table:table-cell table:formula="of:=[.H9]/[.$D$3]" office:value-type="float" office:value="0.403697996918336" calcext:value-type="float">
            <text:p>0.403697996918336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et &amp; number</text:p>
          </table:table-cell>
          <table:table-cell table:formula="of:=[.F10]/[.$C$3]" office:value-type="float" office:value="0.34465780403742" calcext:value-type="float">
            <text:p>0.34465780403742</text:p>
          </table:table-cell>
          <table:table-cell table:formula="of:=[.H10]/[.$D$3]" office:value-type="float" office:value="0.506548536209553" calcext:value-type="float">
            <text:p>0.506548536209553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315" calcext:value-type="float">
            <text:p>13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nicipality and CP</text:p>
          </table:table-cell>
          <table:table-cell table:formula="of:=[.F11]/[.$C$3]" office:value-type="float" office:value="0.34465780403742" calcext:value-type="float">
            <text:p>0.34465780403742</text:p>
          </table:table-cell>
          <table:table-cell table:formula="of:=[.H11]/[.$D$3]" office:value-type="float" office:value="0.552773497688752" calcext:value-type="float">
            <text:p>0.552773497688752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rict and state</text:p>
          </table:table-cell>
          <table:table-cell table:formula="of:=[.F12]/[.$C$3]" office:value-type="float" office:value="0.34465780403742" calcext:value-type="float">
            <text:p>0.34465780403742</text:p>
          </table:table-cell>
          <table:table-cell table:formula="of:=[.H12]/[.$D$3]" office:value-type="float" office:value="0.602850539291217" calcext:value-type="float">
            <text:p>0.602850539291217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565" calcext:value-type="float">
            <text:p>15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p</text:p>
          </table:table-cell>
          <table:table-cell table:formula="of:=[.F13]/[.$C$3]" office:value-type="float" office:value="0.402018709995076" calcext:value-type="float">
            <text:p>0.402018709995076</text:p>
          </table:table-cell>
          <table:table-cell table:formula="of:=[.H13]/[.$D$3]" office:value-type="float" office:value="0.731895223420647" calcext:value-type="float">
            <text:p>0.731895223420647</text:p>
          </table:table-cell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1900" calcext:value-type="float">
            <text:p>19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b</text:p>
          </table:table-cell>
          <table:table-cell table:formula="of:=[.F14]/[.$C$3]" office:value-type="float" office:value="0.841949778434269" calcext:value-type="float">
            <text:p>0.841949778434269</text:p>
          </table:table-cell>
          <table:table-cell table:formula="of:=[.H14]/[.$D$3]" office:value-type="float" office:value="0.302388289676425" calcext:value-type="float">
            <text:p>0.302388289676425</text:p>
          </table:table-cell>
          <table:table-cell/>
          <table:table-cell office:value-type="float" office:value="3420" calcext:value-type="float">
            <text:p>3420</text:p>
          </table:table-cell>
          <table:table-cell/>
          <table:table-cell office:value-type="float" office:value="785" calcext:value-type="float">
            <text:p>7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 table:formula="of:=[.F15]/[.$C$3]" office:value-type="float" office:value="0.952732644017725" calcext:value-type="float">
            <text:p>0.952732644017725</text:p>
          </table:table-cell>
          <table:table-cell table:formula="of:=[.H15]/[.$D$3]" office:value-type="float" office:value="0.356317411402157" calcext:value-type="float">
            <text:p>0.356317411402157</text:p>
          </table:table-cell>
          <table:table-cell/>
          <table:table-cell office:value-type="float" office:value="3870" calcext:value-type="float">
            <text:p>3870</text:p>
          </table:table-cell>
          <table:table-cell/>
          <table:table-cell office:value-type="float" office:value="925" calcext:value-type="float">
            <text:p>9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2:08:23.146236844</meta:creation-date>
    <dc:date>2019-04-25T12:37:30.754747463</dc:date>
    <meta:editing-duration>PT18M57S</meta:editing-duration>
    <meta:editing-cycles>3</meta:editing-cycles>
    <meta:generator>LibreOffice/6.0.7.3$Linux_X86_64 LibreOffice_project/00m0$Build-3</meta:generator>
    <meta:document-statistic meta:table-count="1" meta:cell-count="64" meta:object-count="0"/>
  </office:meta>
</office:document-meta>
</file>